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tar Name</text:p>
          </table:table-cell>
          <table:table-cell office:value-type="string" calcext:value-type="string">
            <text:p>Init. Mass</text:p>
          </table:table-cell>
          <table:table-cell office:value-type="string" calcext:value-type="string">
            <text:p>w/wc</text:p>
          </table:table-cell>
          <table:table-cell office:value-type="string" calcext:value-type="string">
            <text:p>Final Mass</text:p>
          </table:table-cell>
          <table:table-cell office:value-type="string" calcext:value-type="string">
            <text:p>Final Radius</text:p>
          </table:table-cell>
          <table:table-cell office:value-type="string" calcext:value-type="string">
            <text:p>Envelope H1</text:p>
          </table:table-cell>
          <table:table-cell office:value-type="string" calcext:value-type="string">
            <text:p>E He4</text:p>
          </table:table-cell>
          <table:table-cell office:value-type="string" calcext:value-type="string">
            <text:p>E C12</text:p>
          </table:table-cell>
          <table:table-cell office:value-type="string" calcext:value-type="string">
            <text:p>E N14</text:p>
          </table:table-cell>
        </table:table-row>
        <table:table-row table:style-name="ro1">
          <table:table-cell office:value-type="string" calcext:value-type="string">
            <text:p>15MsunNOROTNO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3.163143" calcext:value-type="float">
            <text:p>703.163143</text:p>
          </table:table-cell>
          <table:table-cell office:value-type="float" office:value="0.659076" calcext:value-type="float">
            <text:p>0.659076</text:p>
          </table:table-cell>
          <table:table-cell office:value-type="float" office:value="0.320854" calcext:value-type="float">
            <text:p>0.320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sunNOROT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.519775" calcext:value-type="float">
            <text:p>14.519775</text:p>
          </table:table-cell>
          <table:table-cell office:value-type="float" office:value="706.255401" calcext:value-type="float">
            <text:p>706.255401</text:p>
          </table:table-cell>
          <table:table-cell office:value-type="float" office:value="0.654474" calcext:value-type="float">
            <text:p>0.654474</text:p>
          </table:table-cell>
          <table:table-cell office:value-type="float" office:value="0.325381" calcext:value-type="float">
            <text:p>0.32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sun_0.1Zsu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.992614" calcext:value-type="float">
            <text:p>14.992614</text:p>
          </table:table-cell>
          <table:table-cell office:value-type="float" office:value="344.365255" calcext:value-type="float">
            <text:p>344.3652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243974" calcext:value-type="float">
            <text:p>0.243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sun_0.01Zsu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.999968" calcext:value-type="float">
            <text:p>14.999968</text:p>
          </table:table-cell>
          <table:table-cell office:value-type="float" office:value="53.921867" calcext:value-type="float">
            <text:p>53.921867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240374" calcext:value-type="float">
            <text:p>0.240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unROT03ML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13.572354" calcext:value-type="float">
            <text:p>13.572354</text:p>
          </table:table-cell>
          <table:table-cell office:value-type="float" office:value="817.904717" calcext:value-type="float">
            <text:p>817.904717</text:p>
          </table:table-cell>
          <table:table-cell office:value-type="float" office:value="0.67925" calcext:value-type="float">
            <text:p>0.67925</text:p>
          </table:table-cell>
          <table:table-cell office:value-type="float" office:value="0.300507" calcext:value-type="float">
            <text:p>0.300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sunROT05ML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3.38585" calcext:value-type="float">
            <text:p>13.38585</text:p>
          </table:table-cell>
          <table:table-cell office:value-type="float" office:value="712.050104" calcext:value-type="float">
            <text:p>712.050104</text:p>
          </table:table-cell>
          <table:table-cell office:value-type="float" office:value="0.626666" calcext:value-type="float">
            <text:p>0.626666</text:p>
          </table:table-cell>
          <table:table-cell office:value-type="float" office:value="0.353191" calcext:value-type="float">
            <text:p>0.353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sunROT09ML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12.764455" calcext:value-type="float">
            <text:p>12.764455</text:p>
          </table:table-cell>
          <table:table-cell office:value-type="float" office:value="634.152812" calcext:value-type="float">
            <text:p>634.152812</text:p>
          </table:table-cell>
          <table:table-cell office:value-type="float" office:value="0.638289" calcext:value-type="float">
            <text:p>0.638289</text:p>
          </table:table-cell>
          <table:table-cell office:value-type="float" office:value="0.341436" calcext:value-type="float">
            <text:p>0.341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sun_0.1Zsu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.992614" calcext:value-type="float">
            <text:p>14.992614</text:p>
          </table:table-cell>
          <table:table-cell office:value-type="float" office:value="344.365255" calcext:value-type="float">
            <text:p>344.3652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243974" calcext:value-type="float">
            <text:p>0.243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sunLOWSTRIP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.118379" calcext:value-type="float">
            <text:p>4.118379</text:p>
          </table:table-cell>
          <table:table-cell office:value-type="float" office:value="696.255974" calcext:value-type="float">
            <text:p>696.255974</text:p>
          </table:table-cell>
          <table:table-cell office:value-type="float" office:value="0.636463" calcext:value-type="float">
            <text:p>0.636463</text:p>
          </table:table-cell>
          <table:table-cell office:value-type="float" office:value="0.343398" calcext:value-type="float">
            <text:p>0.343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NOROTNOM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62.698449" calcext:value-type="float">
            <text:p>1362.698449</text:p>
          </table:table-cell>
          <table:table-cell office:value-type="float" office:value="0.7" calcext:value-type="float">
            <text:p>0.7</text:p>
          </table:table-cell>
          <table:table-cell office:value-type="float" office:value="0.27997" calcext:value-type="float">
            <text:p>0.27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NOROTM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596967" calcext:value-type="float">
            <text:p>16.596967</text:p>
          </table:table-cell>
          <table:table-cell office:value-type="float" office:value="1141.807807" calcext:value-type="float">
            <text:p>1141.807807</text:p>
          </table:table-cell>
          <table:table-cell office:value-type="float" office:value="0.633278" calcext:value-type="float">
            <text:p>0.633278</text:p>
          </table:table-cell>
          <table:table-cell office:value-type="float" office:value="0.346705" calcext:value-type="float">
            <text:p>0.346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_0.01Zsu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999959" calcext:value-type="float">
            <text:p>19.999959</text:p>
          </table:table-cell>
          <table:table-cell office:value-type="float" office:value="41.517503" calcext:value-type="float">
            <text:p>41.517503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240374" calcext:value-type="float">
            <text:p>0.240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ROT03ML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13.968444" calcext:value-type="float">
            <text:p>13.968444</text:p>
          </table:table-cell>
          <table:table-cell office:value-type="float" office:value="1196.134239" calcext:value-type="float">
            <text:p>1196.134239</text:p>
          </table:table-cell>
          <table:table-cell office:value-type="float" office:value="0.61586" calcext:value-type="float">
            <text:p>0.61586</text:p>
          </table:table-cell>
          <table:table-cell office:value-type="float" office:value="0.364045" calcext:value-type="float">
            <text:p>0.364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ROT05ML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5.592377" calcext:value-type="float">
            <text:p>15.592377</text:p>
          </table:table-cell>
          <table:table-cell office:value-type="float" office:value="1068.699091" calcext:value-type="float">
            <text:p>1068.699091</text:p>
          </table:table-cell>
          <table:table-cell office:value-type="float" office:value="0.566358" calcext:value-type="float">
            <text:p>0.566358</text:p>
          </table:table-cell>
          <table:table-cell office:value-type="float" office:value="0.413651" calcext:value-type="float">
            <text:p>0.413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ROT09ML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14.708486" calcext:value-type="float">
            <text:p>14.708486</text:p>
          </table:table-cell>
          <table:table-cell office:value-type="float" office:value="1037.546989" calcext:value-type="float">
            <text:p>1037.546989</text:p>
          </table:table-cell>
          <table:table-cell office:value-type="float" office:value="0.553827" calcext:value-type="float">
            <text:p>0.553827</text:p>
          </table:table-cell>
          <table:table-cell office:value-type="float" office:value="0.426215" calcext:value-type="float">
            <text:p>0.42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MsunLOWSTRI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.453052" calcext:value-type="float">
            <text:p>7.453052</text:p>
          </table:table-cell>
          <table:table-cell office:value-type="float" office:value="1365.558245" calcext:value-type="float">
            <text:p>1365.558245</text:p>
          </table:table-cell>
          <table:table-cell office:value-type="float" office:value="0.608566" calcext:value-type="float">
            <text:p>0.608566</text:p>
          </table:table-cell>
          <table:table-cell office:value-type="float" office:value="0.371411" calcext:value-type="float">
            <text:p>0.371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MsunNOROTNO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65.720583" calcext:value-type="float">
            <text:p>1265.720583</text:p>
          </table:table-cell>
          <table:table-cell office:value-type="float" office:value="0.7" calcext:value-type="float">
            <text:p>0.7</text:p>
          </table:table-cell>
          <table:table-cell office:value-type="float" office:value="0.27997" calcext:value-type="float">
            <text:p>0.27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MsunNORO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.986113" calcext:value-type="float">
            <text:p>18.986113</text:p>
          </table:table-cell>
          <table:table-cell office:value-type="float" office:value="1187.469591" calcext:value-type="float">
            <text:p>1187.469591</text:p>
          </table:table-cell>
          <table:table-cell office:value-type="float" office:value="0.650166" calcext:value-type="float">
            <text:p>0.650166</text:p>
          </table:table-cell>
          <table:table-cell office:value-type="float" office:value="0.329832" calcext:value-type="float">
            <text:p>0.329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MsunROT03ML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19.188647" calcext:value-type="float">
            <text:p>19.188647</text:p>
          </table:table-cell>
          <table:table-cell office:value-type="float" office:value="1104.466953" calcext:value-type="float">
            <text:p>1104.466953</text:p>
          </table:table-cell>
          <table:table-cell office:value-type="float" office:value="0.623357" calcext:value-type="float">
            <text:p>0.623357</text:p>
          </table:table-cell>
          <table:table-cell office:value-type="float" office:value="0.35666" calcext:value-type="float">
            <text:p>0.35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MsunROT05ML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6.059779" calcext:value-type="float">
            <text:p>16.059779</text:p>
          </table:table-cell>
          <table:table-cell office:value-type="float" office:value="197.555306" calcext:value-type="float">
            <text:p>197.555306</text:p>
          </table:table-cell>
          <table:table-cell office:value-type="float" office:value="0.418054" calcext:value-type="float">
            <text:p>0.418054</text:p>
          </table:table-cell>
          <table:table-cell office:value-type="float" office:value="0.562353" calcext:value-type="float">
            <text:p>0.562353</text:p>
          </table:table-cell>
          <table:table-cell/>
          <table:table-cell office:value-type="float" office:value="0.011062" calcext:value-type="float">
            <text:p>0.011062</text:p>
          </table:table-cell>
        </table:table-row>
        <table:table-row table:style-name="ro1">
          <table:table-cell office:value-type="string" calcext:value-type="string">
            <text:p>30MsunROT09ML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11.021939" calcext:value-type="float">
            <text:p>11.021939</text:p>
          </table:table-cell>
          <table:table-cell office:value-type="float" office:value="2.428136" calcext:value-type="float">
            <text:p>2.428136</text:p>
          </table:table-cell>
          <table:table-cell/>
          <table:table-cell office:value-type="float" office:value="0.980608" calcext:value-type="float">
            <text:p>0.980608</text:p>
          </table:table-cell>
          <table:table-cell/>
          <table:table-cell office:value-type="float" office:value="0.012628" calcext:value-type="float">
            <text:p>0.012628</text:p>
          </table:table-cell>
        </table:table-row>
        <table:table-row table:style-name="ro1">
          <table:table-cell office:value-type="string" calcext:value-type="string">
            <text:p>30Msun_0.1Zsu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.613139" calcext:value-type="float">
            <text:p>20.613139</text:p>
          </table:table-cell>
          <table:table-cell office:value-type="float" office:value="1267.348005" calcext:value-type="float">
            <text:p>1267.348005</text:p>
          </table:table-cell>
          <table:table-cell office:value-type="float" office:value="0.717387" calcext:value-type="float">
            <text:p>0.717387</text:p>
          </table:table-cell>
          <table:table-cell office:value-type="float" office:value="0.280594" calcext:value-type="float">
            <text:p>0.280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Msun_LOWSTRI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.676557" calcext:value-type="float">
            <text:p>13.676557</text:p>
          </table:table-cell>
          <table:table-cell office:value-type="float" office:value="678.933202" calcext:value-type="float">
            <text:p>678.933202</text:p>
          </table:table-cell>
          <table:table-cell table:number-columns-repeated="2" office:value-type="float" office:value="0.486704" calcext:value-type="float">
            <text:p>0.486704</text:p>
          </table:table-cell>
          <table:table-cell/>
          <table:table-cell office:value-type="float" office:value="0.010141" calcext:value-type="float">
            <text:p>0.010141</text:p>
          </table:table-cell>
        </table:table-row>
        <table:table-row table:style-name="ro1">
          <table:table-cell office:value-type="string" calcext:value-type="string">
            <text:p>30Msun_MEDSTRI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973115" calcext:value-type="float">
            <text:p>10.973115</text:p>
          </table:table-cell>
          <table:table-cell office:value-type="float" office:value="6.831762" calcext:value-type="float">
            <text:p>6.831762</text:p>
          </table:table-cell>
          <table:table-cell office:value-type="float" office:value="0.213418" calcext:value-type="float">
            <text:p>0.213418</text:p>
          </table:table-cell>
          <table:table-cell office:value-type="float" office:value="0.767145" calcext:value-type="float">
            <text:p>0.767145</text:p>
          </table:table-cell>
          <table:table-cell/>
          <table:table-cell office:value-type="float" office:value="0.012564" calcext:value-type="float">
            <text:p>0.012564</text:p>
          </table:table-cell>
        </table:table-row>
        <table:table-row table:style-name="ro1">
          <table:table-cell office:value-type="string" calcext:value-type="string">
            <text:p>40MsunNOROTNO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65.293406" calcext:value-type="float">
            <text:p>765.293406</text:p>
          </table:table-cell>
          <table:table-cell office:value-type="float" office:value="0.674458" calcext:value-type="float">
            <text:p>0.674458</text:p>
          </table:table-cell>
          <table:table-cell office:value-type="float" office:value="0.305532" calcext:value-type="float">
            <text:p>0.305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MsunNOROT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.012453" calcext:value-type="float">
            <text:p>21.012453</text:p>
          </table:table-cell>
          <table:table-cell office:value-type="float" office:value="751.957429" calcext:value-type="float">
            <text:p>751.957429</text:p>
          </table:table-cell>
          <table:table-cell office:value-type="float" office:value="0.621235" calcext:value-type="float">
            <text:p>0.621235</text:p>
          </table:table-cell>
          <table:table-cell office:value-type="float" office:value="0.358845" calcext:value-type="float">
            <text:p>0.358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Msun_0.1Zsun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.800345" calcext:value-type="float">
            <text:p>22.800345</text:p>
          </table:table-cell>
          <table:table-cell office:value-type="float" office:value="962.088279" calcext:value-type="float">
            <text:p>962.088279</text:p>
          </table:table-cell>
          <table:table-cell office:value-type="float" office:value="0.687111" calcext:value-type="float">
            <text:p>0.687111</text:p>
          </table:table-cell>
          <table:table-cell office:value-type="float" office:value="0.310881" calcext:value-type="float">
            <text:p>0.310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MsunROT03ML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20.57945" calcext:value-type="float">
            <text:p>20.57945</text:p>
          </table:table-cell>
          <table:table-cell office:value-type="float" office:value="711.652055" calcext:value-type="float">
            <text:p>711.652055</text:p>
          </table:table-cell>
          <table:table-cell office:value-type="float" office:value="0.590211" calcext:value-type="float">
            <text:p>0.590211</text:p>
          </table:table-cell>
          <table:table-cell office:value-type="float" office:value="0.389904" calcext:value-type="float">
            <text:p>0.389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MsunROT05ML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20.597183" calcext:value-type="float">
            <text:p>20.597183</text:p>
          </table:table-cell>
          <table:table-cell office:value-type="float" office:value="462.516827" calcext:value-type="float">
            <text:p>462.516827</text:p>
          </table:table-cell>
          <table:table-cell office:value-type="float" office:value="0.525698" calcext:value-type="float">
            <text:p>0.525698</text:p>
          </table:table-cell>
          <table:table-cell office:value-type="float" office:value="0.454573" calcext:value-type="float">
            <text:p>0.454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MsunROT09ML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2.880412" calcext:value-type="float">
            <text:p>12.880412</text:p>
          </table:table-cell>
          <table:table-cell office:value-type="float" office:value="1.870159" calcext:value-type="float">
            <text:p>1.870159</text:p>
          </table:table-cell>
          <table:table-cell/>
          <table:table-cell office:value-type="float" office:value="0.980612" calcext:value-type="float">
            <text:p>0.980612</text:p>
          </table:table-cell>
          <table:table-cell/>
          <table:table-cell office:value-type="float" office:value="0.012583" calcext:value-type="float">
            <text:p>0.012583</text:p>
          </table:table-cell>
        </table:table-row>
        <table:table-row table:style-name="ro1">
          <table:table-cell office:value-type="string" calcext:value-type="string">
            <text:p>40MsunLOWSTRIP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.459834" calcext:value-type="float">
            <text:p>19.459834</text:p>
          </table:table-cell>
          <table:table-cell office:value-type="float" office:value="355.753352" calcext:value-type="float">
            <text:p>355.753352</text:p>
          </table:table-cell>
          <table:table-cell office:value-type="float" office:value="0.358811" calcext:value-type="float">
            <text:p>0.358811</text:p>
          </table:table-cell>
          <table:table-cell office:value-type="float" office:value="0.62171" calcext:value-type="float">
            <text:p>0.62171</text:p>
          </table:table-cell>
          <table:table-cell/>
          <table:table-cell office:value-type="float" office:value="0.012299" calcext:value-type="float">
            <text:p>0.012299</text:p>
          </table:table-cell>
        </table:table-row>
        <table:table-row table:style-name="ro1">
          <table:table-cell office:value-type="string" calcext:value-type="string">
            <text:p>50MsunNOROTNOM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92.850828" calcext:value-type="float">
            <text:p>692.850828</text:p>
          </table:table-cell>
          <table:table-cell office:value-type="float" office:value="0.646551" calcext:value-type="float">
            <text:p>0.646551</text:p>
          </table:table-cell>
          <table:table-cell office:value-type="float" office:value="0.333498" calcext:value-type="float">
            <text:p>0.333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MsunNOROTM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.663442" calcext:value-type="float">
            <text:p>26.663442</text:p>
          </table:table-cell>
          <table:table-cell office:value-type="float" office:value="627.468731" calcext:value-type="float">
            <text:p>627.468731</text:p>
          </table:table-cell>
          <table:table-cell office:value-type="float" office:value="0.591362" calcext:value-type="float">
            <text:p>0.591362</text:p>
          </table:table-cell>
          <table:table-cell office:value-type="float" office:value="0.388796" calcext:value-type="float">
            <text:p>0.388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Msun_0.1Zsu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.327327" calcext:value-type="float">
            <text:p>28.327327</text:p>
          </table:table-cell>
          <table:table-cell office:value-type="float" office:value="639.75996" calcext:value-type="float">
            <text:p>639.75996</text:p>
          </table:table-cell>
          <table:table-cell office:value-type="float" office:value="0.668157" calcext:value-type="float">
            <text:p>0.668157</text:p>
          </table:table-cell>
          <table:table-cell office:value-type="float" office:value="0.329843" calcext:value-type="float">
            <text:p>0.329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MsunROT03ML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24.761829" calcext:value-type="float">
            <text:p>24.761829</text:p>
          </table:table-cell>
          <table:table-cell office:value-type="float" office:value="497.968712" calcext:value-type="float">
            <text:p>497.96871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16802" calcext:value-type="float">
            <text:p>0.41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MsunROT05ML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24.960687" calcext:value-type="float">
            <text:p>24.960687</text:p>
          </table:table-cell>
          <table:table-cell office:value-type="float" office:value="4.537156" calcext:value-type="float">
            <text:p>4.537156</text:p>
          </table:table-cell>
          <table:table-cell office:value-type="float" office:value="0.142382" calcext:value-type="float">
            <text:p>0.142382</text:p>
          </table:table-cell>
          <table:table-cell office:value-type="float" office:value="0.838192" calcext:value-type="float">
            <text:p>0.838192</text:p>
          </table:table-cell>
          <table:table-cell/>
          <table:table-cell office:value-type="float" office:value="0.012687" calcext:value-type="float">
            <text:p>0.012687</text:p>
          </table:table-cell>
        </table:table-row>
        <table:table-row table:style-name="ro1">
          <table:table-cell office:value-type="string" calcext:value-type="string">
            <text:p>50MsunROT09ML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16.588272" calcext:value-type="float">
            <text:p>16.588272</text:p>
          </table:table-cell>
          <table:table-cell office:value-type="float" office:value="1.109683" calcext:value-type="float">
            <text:p>1.109683</text:p>
          </table:table-cell>
          <table:table-cell/>
          <table:table-cell office:value-type="float" office:value="0.950139" calcext:value-type="float">
            <text:p>0.950139</text:p>
          </table:table-cell>
          <table:table-cell office:value-type="float" office:value="0.026485" calcext:value-type="float">
            <text:p>0.026485</text:p>
          </table:table-cell>
          <table:table-cell office:value-type="float" office:value="0.011001" calcext:value-type="float">
            <text:p>0.011001</text:p>
          </table:table-cell>
        </table:table-row>
        <table:table-row table:style-name="ro1">
          <table:table-cell office:value-type="string" calcext:value-type="string">
            <text:p>50MsunLOWSTRIP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.480579" calcext:value-type="float">
            <text:p>21.480579</text:p>
          </table:table-cell>
          <table:table-cell office:value-type="float" office:value="150.393218" calcext:value-type="float">
            <text:p>150.393218</text:p>
          </table:table-cell>
          <table:table-cell office:value-type="float" office:value="0.297374" calcext:value-type="float">
            <text:p>0.297374</text:p>
          </table:table-cell>
          <table:table-cell office:value-type="float" office:value="0.683187" calcext:value-type="float">
            <text:p>0.683187</text:p>
          </table:table-cell>
          <table:table-cell/>
          <table:table-cell office:value-type="float" office:value="0.012567" calcext:value-type="float">
            <text:p>0.012567</text:p>
          </table:table-cell>
        </table:table-row>
        <table:table-row table:style-name="ro1">
          <table:table-cell office:value-type="string" calcext:value-type="string">
            <text:p>60MsunNOROTNO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6.057688" calcext:value-type="float">
            <text:p>866.057688</text:p>
          </table:table-cell>
          <table:table-cell office:value-type="float" office:value="0.63548" calcext:value-type="float">
            <text:p>0.63548</text:p>
          </table:table-cell>
          <table:table-cell office:value-type="float" office:value="0.344592" calcext:value-type="float">
            <text:p>0.344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MsunNORO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2.423658" calcext:value-type="float">
            <text:p>32.423658</text:p>
          </table:table-cell>
          <table:table-cell office:value-type="float" office:value="658.242722" calcext:value-type="float">
            <text:p>658.242722</text:p>
          </table:table-cell>
          <table:table-cell office:value-type="float" office:value="0.538102" calcext:value-type="float">
            <text:p>0.538102</text:p>
          </table:table-cell>
          <table:table-cell office:value-type="float" office:value="0.442132" calcext:value-type="float">
            <text:p>0.442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Msun_0.1Zsun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4.591019" calcext:value-type="float">
            <text:p>34.591019</text:p>
          </table:table-cell>
          <table:table-cell office:value-type="float" office:value="738.267507" calcext:value-type="float">
            <text:p>738.267507</text:p>
          </table:table-cell>
          <table:table-cell office:value-type="float" office:value="0.648231" calcext:value-type="float">
            <text:p>0.648231</text:p>
          </table:table-cell>
          <table:table-cell office:value-type="float" office:value="0.349775" calcext:value-type="float">
            <text:p>0.349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MsunROT03ML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30.898658" calcext:value-type="float">
            <text:p>30.898658</text:p>
          </table:table-cell>
          <table:table-cell office:value-type="float" office:value="575.942128" calcext:value-type="float">
            <text:p>575.942128</text:p>
          </table:table-cell>
          <table:table-cell office:value-type="float" office:value="0.495159" calcext:value-type="float">
            <text:p>0.495159</text:p>
          </table:table-cell>
          <table:table-cell office:value-type="float" office:value="0.485142" calcext:value-type="float">
            <text:p>0.485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MsunROT05ML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27.307617" calcext:value-type="float">
            <text:p>27.307617</text:p>
          </table:table-cell>
          <table:table-cell office:value-type="float" office:value="4.613449" calcext:value-type="float">
            <text:p>4.613449</text:p>
          </table:table-cell>
          <table:table-cell office:value-type="float" office:value="0.132578" calcext:value-type="float">
            <text:p>0.132578</text:p>
          </table:table-cell>
          <table:table-cell office:value-type="float" office:value="0.848001" calcext:value-type="float">
            <text:p>0.848001</text:p>
          </table:table-cell>
          <table:table-cell/>
          <table:table-cell office:value-type="float" office:value="0.012693" calcext:value-type="float">
            <text:p>0.012693</text:p>
          </table:table-cell>
        </table:table-row>
        <table:table-row table:style-name="ro1">
          <table:table-cell office:value-type="string" calcext:value-type="string">
            <text:p>60MsunROT09ML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25.258299" calcext:value-type="float">
            <text:p>25.258299</text:p>
          </table:table-cell>
          <table:table-cell office:value-type="float" office:value="1.608915" calcext:value-type="float">
            <text:p>1.608915</text:p>
          </table:table-cell>
          <table:table-cell/>
          <table:table-cell office:value-type="float" office:value="0.980613" calcext:value-type="float">
            <text:p>0.980613</text:p>
          </table:table-cell>
          <table:table-cell/>
          <table:table-cell office:value-type="float" office:value="0.012638" calcext:value-type="float">
            <text:p>0.012638</text:p>
          </table:table-cell>
        </table:table-row>
        <table:table-row table:style-name="ro1">
          <table:table-cell office:value-type="string" calcext:value-type="string">
            <text:p>60MsunLOWSTRIP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6.435051" calcext:value-type="float">
            <text:p>26.435051</text:p>
          </table:table-cell>
          <table:table-cell office:value-type="float" office:value="382.373206" calcext:value-type="float">
            <text:p>382.373206</text:p>
          </table:table-cell>
          <table:table-cell office:value-type="float" office:value="0.381024" calcext:value-type="float">
            <text:p>0.381024</text:p>
          </table:table-cell>
          <table:table-cell office:value-type="float" office:value="0.599517" calcext:value-type="float">
            <text:p>0.599517</text:p>
          </table:table-cell>
          <table:table-cell/>
          <table:table-cell office:value-type="float" office:value="0.012421" calcext:value-type="float">
            <text:p>0.012421</text:p>
          </table:table-cell>
        </table:table-row>
        <table:table-row table:style-name="ro1">
          <table:table-cell office:value-type="string" calcext:value-type="string">
            <text:p>60MsunMEDSTRIP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9.985565" calcext:value-type="float">
            <text:p>19.985565</text:p>
          </table:table-cell>
          <table:table-cell office:value-type="float" office:value="2.320877" calcext:value-type="float">
            <text:p>2.320877</text:p>
          </table:table-cell>
          <table:table-cell/>
          <table:table-cell office:value-type="float" office:value="0.980609" calcext:value-type="float">
            <text:p>0.980609</text:p>
          </table:table-cell>
          <table:table-cell/>
          <table:table-cell office:value-type="float" office:value="0.012653" calcext:value-type="float">
            <text:p>0.012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7:43:10.993050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3:44:40.745854301</meta:creation-date>
    <dc:date>2017-06-05T18:04:57.484460132</dc:date>
    <meta:editing-duration>PT6M45S</meta:editing-duration>
    <meta:editing-cycles>3</meta:editing-cycles>
    <meta:generator>LibreOffice/5.1.6.2$Linux_X86_64 LibreOffice_project/10m0$Build-2</meta:generator>
    <meta:document-statistic meta:table-count="1" meta:cell-count="340" meta:object-count="0"/>
  </office:meta>
</office:document-meta>
</file>